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8.414cm" fo:margin-right="0.529cm" fo:text-align="center" style:justify-single-word="false" fo:keep-together="always" fo:text-indent="-0.041cm" style:auto-text-indent="false" style:page-number="auto" fo:background-color="transparent" style:shadow="none" fo:keep-with-next="always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signature_a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Julien TSCHAPPAT</dc:creator>
    <dc:date>2011-08-18T13:17:01</dc:date>
    <meta:editing-cycles>7</meta:editing-cycles>
    <meta:editing-duration>PT36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6"/>
  </office:meta>
</office:document-meta>
</file>